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01_cbc" table:style-name="ta1">
        <table:shapes>
          <draw:frame draw:z-index="0" draw:style-name="gr1" draw:text-style-name="P1" svg:width="30.338cm" svg:height="14.742cm" svg:x="2.037cm" svg:y="113.446cm">
            <draw:object draw:notify-on-update-of-ranges="data_01_cbc.B1:data_01_cbc.B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77" calcext:value-type="float">
            <text:p>10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9T11:20:32.132271039</dc:date>
    <meta:editing-duration>PT9M8S</meta:editing-duration>
    <meta:editing-cycles>1</meta:editing-cycles>
    <meta:document-statistic meta:table-count="1" meta:cell-count="512" meta:object-count="1"/>
    <meta:generator>LibreOffice/7.3.5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339cm" svg:height="14.743cm" xlink:href=".." xlink:type="simple" chart:class="chart:bar" chart:style-name="ch1">
        <chart:title svg:x="12.241cm" svg:y="0.43cm" chart:style-name="ch2">
          <text:p>Histogramme montagne.pgm</text:p>
        </chart:title>
        <chart:subtitle svg:x="14.675cm" svg:y="1.503cm" chart:style-name="ch3">
          <text:p>CBC</text:p>
        </chart:subtitle>
        <chart:plot-area chart:style-name="ch4" table:cell-range-address="data_01_cbc.B1:data_01_cbc.B256" svg:x="1.617cm" svg:y="2.48cm" svg:width="28.116cm" svg:height="10.988cm">
          <chart:coordinate-region svg:x="2.609cm" svg:y="2.68cm" svg:width="27.124cm" svg:height="9.865cm"/>
          <chart:axis chart:dimension="x" chart:name="primary-x" chart:style-name="ch5">
            <chart:title svg:x="14.996cm" svg:y="13.762cm" chart:style-name="ch6">
              <text:p>nuances</text:p>
            </chart:title>
          </chart:axis>
          <chart:axis chart:dimension="y" chart:name="primary-y" chart:style-name="ch7">
            <chart:title svg:x="0.451cm" svg:y="8.455cm" chart:style-name="ch8">
              <text:p>pixels</text:p>
            </chart:title>
            <chart:grid chart:style-name="ch9" chart:class="major"/>
          </chart:axis>
          <chart:series chart:style-name="ch10" chart:values-cell-range-address="data_01_cbc.B1:data_01_cbc.B256" chart:class="chart:bar">
            <chart:data-point chart:repeated="2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3">
                <text:p>1063</text:p>
                <draw:g>
                  <svg:desc>data_01_cbc.B1:data_01_cbc.B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77">
                <text:p>10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